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1.2618in"/>
    </style:style>
    <style:style style:name="co4" style:family="table-column">
      <style:table-column-properties fo:break-before="auto" style:column-width="1.3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BlockSize 16By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>
            <draw:frame table:end-cell-address="'BlockSize 16Bytes'.S42" table:end-x="0.0362in" table:end-y="0.1461in" draw:z-index="1" draw:style-name="gr1" svg:width="9.7791in" svg:height="7.0114in" svg:x="0.0366in" svg:y="0.0421in">
              <draw:object draw:notify-on-update-of-ranges="'BlockSize 16Bytes'.L3:'BlockSize 16Bytes'.L7 'BlockSize 16Bytes'.M3:'BlockSize 16Bytes'.M3 'BlockSize 16Bytes'.C3:'BlockSize 16Bytes'.G3 'BlockSize 16Bytes'.M4:'BlockSize 16Bytes'.M4 'BlockSize 16Bytes'.C4:'BlockSize 16Bytes'.G4 'BlockSize 16Bytes'.M5:'BlockSize 16Bytes'.M5 'BlockSize 16Bytes'.C5:'BlockSize 16Bytes'.G5 'BlockSize 16Bytes'.M6:'BlockSize 16Bytes'.M6 'BlockSize 16Bytes'.C6:'BlockSize 16Bytes'.G6 'BlockSize 16Bytes'.M7:'BlockSize 16Bytes'.M7 'BlockSize 16Bytes'.C7:'BlockSize 16Bytes'.G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>
            <draw:frame table:end-cell-address="'BlockSize 16Bytes'.J45" table:end-x="0.3189in" table:end-y="0.0209in" draw:z-index="0" draw:style-name="gr1" svg:width="9.3138in" svg:height="6.522in" svg:x="0.3035in" svg:y="0.052in">
              <draw:object draw:notify-on-update-of-ranges="'BlockSize 16Bytes'.B3:'BlockSize 16Bytes'.B7 'BlockSize 16Bytes'.C2:'BlockSize 16Bytes'.C2 'BlockSize 16Bytes'.C3:'BlockSize 16Bytes'.C7 'BlockSize 16Bytes'.D2:'BlockSize 16Bytes'.D2 'BlockSize 16Bytes'.D3:'BlockSize 16Bytes'.D7 'BlockSize 16Bytes'.E2:'BlockSize 16Bytes'.E2 'BlockSize 16Bytes'.E3:'BlockSize 16Bytes'.E7 'BlockSize 16Bytes'.F2:'BlockSize 16Bytes'.F2 'BlockSize 16Bytes'.F3:'BlockSize 16Bytes'.F7 'BlockSize 16Bytes'.G2:'BlockSize 16Bytes'.G2 'BlockSize 16Bytes'.G3:'BlockSize 16Bytes'.G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16:0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Diaz</meta:initial-creator>
    <meta:creation-date>2011-11-30T15:01:38</meta:creation-date>
    <dc:date>2011-11-30T16:03:57</dc:date>
    <dc:creator>Miguel Diaz</dc:creator>
    <meta:editing-duration>PT00H31M39S</meta:editing-duration>
    <meta:editing-cycles>3</meta:editing-cycles>
    <meta:generator>OpenOffice.org/3.2$Unix OpenOffice.org_project/320m12$Build-9483</meta:generator>
    <meta:document-statistic meta:table-count="3" meta:cell-count="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825" chart:maximum="0.84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58cm" svg:height="16.567cm" xlink:href=".." chart:class="chart:line" chart:style-name="ch1">
        <chart:title svg:x="5.955cm" svg:y="0.332cm" chart:style-name="ch2">
          <text:p>Cache size vs Cache Miss Rate for different associativities</text:p>
        </chart:title>
        <chart:legend chart:legend-position="end" svg:x="20.021cm" svg:y="7.251cm" chart:style-name="ch3"/>
        <chart:plot-area chart:style-name="ch4" table:cell-range-address="'BlockSize 16Bytes'.B2:'BlockSize 16Bytes'.G7" chart:data-source-has-labels="both" svg:x="0.745cm" svg:y="1.166cm" svg:width="18.804cm" svg:height="14.609cm">
          <chart:axis chart:dimension="x" chart:name="primary-x" chart:style-name="ch5">
            <chart:title svg:x="8.62cm" svg:y="15.534cm" chart:style-name="ch6">
              <text:p>Cache Size (in Kilobytes)</text:p>
            </chart:title>
            <chart:categories table:cell-range-address="'BlockSize 16Bytes'.B3:'BlockSize 16Bytes'.B7"/>
          </chart:axis>
          <chart:axis chart:dimension="y" chart:name="primary-y" chart:style-name="ch7">
            <chart:title svg:x="0.474cm" svg:y="10.208cm" chart:style-name="ch8">
              <text:p>Cache miss rate (in percent)</text:p>
            </chart:title>
            <chart:grid chart:style-name="ch9" chart:class="major"/>
          </chart:axis>
          <chart:series chart:style-name="ch10" chart:values-cell-range-address="'BlockSize 16Bytes'.C3:'BlockSize 16Bytes'.C7" chart:label-cell-address="'BlockSize 16Bytes'.C2:'BlockSize 16Bytes'.C2" chart:class="chart:line">
            <chart:data-point chart:repeated="5"/>
          </chart:series>
          <chart:series chart:style-name="ch11" chart:values-cell-range-address="'BlockSize 16Bytes'.D3:'BlockSize 16Bytes'.D7" chart:label-cell-address="'BlockSize 16Bytes'.D2:'BlockSize 16Bytes'.D2" chart:class="chart:line">
            <chart:data-point chart:repeated="5"/>
          </chart:series>
          <chart:series chart:style-name="ch12" chart:values-cell-range-address="'BlockSize 16Bytes'.E3:'BlockSize 16Bytes'.E7" chart:label-cell-address="'BlockSize 16Bytes'.E2:'BlockSize 16Bytes'.E2" chart:class="chart:line">
            <chart:data-point chart:repeated="5"/>
          </chart:series>
          <chart:series chart:style-name="ch13" chart:values-cell-range-address="'BlockSize 16Bytes'.F3:'BlockSize 16Bytes'.F7" chart:label-cell-address="'BlockSize 16Bytes'.F2:'BlockSize 16Bytes'.F2" chart:class="chart:line">
            <chart:data-point chart:repeated="5"/>
          </chart:series>
          <chart:series chart:style-name="ch14" chart:values-cell-range-address="'BlockSize 16Bytes'.G3:'BlockSize 16Bytes'.G7" chart:label-cell-address="'BlockSize 16Bytes'.G2:'BlockSize 16Bytes'.G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BlockSize 16Bytes'.C2:'BlockSize 16Bytes'.C2">1-way Associative</text:p>
              </table:table-cell>
              <table:table-cell office:value-type="string">
                <text:p text:id="'BlockSize 16Bytes'.D2:'BlockSize 16Bytes'.D2">2-way Associative</text:p>
              </table:table-cell>
              <table:table-cell office:value-type="string">
                <text:p text:id="'BlockSize 16Bytes'.E2:'BlockSize 16Bytes'.E2">4-way Associative</text:p>
              </table:table-cell>
              <table:table-cell office:value-type="string">
                <text:p text:id="'BlockSize 16Bytes'.F2:'BlockSize 16Bytes'.F2">8-way Associative</text:p>
              </table:table-cell>
              <table:table-cell office:value-type="string">
                <text:p text:id="'BlockSize 16Bytes'.G2:'BlockSize 16Bytes'.G2">16-way Associative</text:p>
              </table:table-cell>
            </table:table-row>
          </table:table-header-rows>
          <table:table-rows>
            <table:table-row>
              <table:table-cell office:value-type="string">
                <text:p text:id="'BlockSize 16Bytes'.B3:'BlockSize 16Bytes'.B7">1</text:p>
              </table:table-cell>
              <table:table-cell office:value-type="float" office:value="0.839516">
                <text:p text:id="'BlockSize 16Bytes'.C3:'BlockSize 16Bytes'.C7">0.839516</text:p>
              </table:table-cell>
              <table:table-cell office:value-type="float" office:value="0.837043">
                <text:p text:id="'BlockSize 16Bytes'.D3:'BlockSize 16Bytes'.D7">0.837043</text:p>
              </table:table-cell>
              <table:table-cell office:value-type="float" office:value="0.837112">
                <text:p text:id="'BlockSize 16Bytes'.E3:'BlockSize 16Bytes'.E7">0.837112</text:p>
              </table:table-cell>
              <table:table-cell office:value-type="float" office:value="0.837202">
                <text:p text:id="'BlockSize 16Bytes'.F3:'BlockSize 16Bytes'.F7">0.837202</text:p>
              </table:table-cell>
              <table:table-cell office:value-type="float" office:value="0.837301">
                <text:p text:id="'BlockSize 16Bytes'.G3:'BlockSize 16Bytes'.G7">0.8373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6267">
                <text:p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4cm" svg:height="17.81cm" xlink:href=".." chart:class="chart:line" chart:style-name="ch1">
        <chart:title svg:x="6.612cm" svg:y="0.357cm" chart:style-name="ch2">
          <text:p>Associativity vs Cache Miss Rate for different cache sizes</text:p>
        </chart:title>
        <chart:subtitle svg:x="10.554cm" svg:y="1.216cm" chart:style-name="ch3">
          <text:p>Block size = 16 bytes</text:p>
        </chart:subtitle>
        <chart:legend chart:legend-position="end" svg:x="22.927cm" svg:y="7.873cm" chart:style-name="ch4"/>
        <chart:plot-area chart:style-name="ch5" table:cell-range-address="'BlockSize 16Bytes'.L3:'BlockSize 16Bytes'.L7 'BlockSize 16Bytes'.M3:'BlockSize 16Bytes'.M7 'BlockSize 16Bytes'.C3:'BlockSize 16Bytes'.G7" chart:data-source-has-labels="both" svg:x="0.791cm" svg:y="2.023cm" svg:width="21.641cm" svg:height="14.92cm">
          <chart:axis chart:dimension="x" chart:name="primary-x" chart:style-name="ch6">
            <chart:title svg:x="11.01cm" svg:y="16.727cm" chart:style-name="ch7">
              <text:p>Associativity</text:p>
            </chart:title>
            <chart:categories table:cell-range-address="'BlockSize 16Bytes'.L3:'BlockSize 16Bytes'.L7"/>
          </chart:axis>
          <chart:axis chart:dimension="y" chart:name="primary-y" chart:style-name="ch6">
            <chart:title svg:x="0.497cm" svg:y="11.221cm" chart:style-name="ch8">
              <text:p>Cache miss rate (in percent)</text:p>
            </chart:title>
            <chart:grid chart:style-name="ch9" chart:class="major"/>
          </chart:axis>
          <chart:series chart:style-name="ch10" chart:values-cell-range-address="'BlockSize 16Bytes'.C3:'BlockSize 16Bytes'.G3" chart:label-cell-address="'BlockSize 16Bytes'.M3:'BlockSize 16Bytes'.M3" chart:class="chart:line">
            <chart:data-point chart:repeated="5"/>
          </chart:series>
          <chart:series chart:style-name="ch11" chart:values-cell-range-address="'BlockSize 16Bytes'.C4:'BlockSize 16Bytes'.G4" chart:label-cell-address="'BlockSize 16Bytes'.M4:'BlockSize 16Bytes'.M4" chart:class="chart:line">
            <chart:data-point chart:repeated="5"/>
          </chart:series>
          <chart:series chart:style-name="ch12" chart:values-cell-range-address="'BlockSize 16Bytes'.C5:'BlockSize 16Bytes'.G5" chart:label-cell-address="'BlockSize 16Bytes'.M5:'BlockSize 16Bytes'.M5" chart:class="chart:line">
            <chart:data-point chart:repeated="5"/>
          </chart:series>
          <chart:series chart:style-name="ch13" chart:values-cell-range-address="'BlockSize 16Bytes'.C6:'BlockSize 16Bytes'.G6" chart:label-cell-address="'BlockSize 16Bytes'.M6:'BlockSize 16Bytes'.M6" chart:class="chart:line">
            <chart:data-point chart:repeated="5"/>
          </chart:series>
          <chart:series chart:style-name="ch14" chart:values-cell-range-address="'BlockSize 16Bytes'.C7:'BlockSize 16Bytes'.G7" chart:label-cell-address="'BlockSize 16Bytes'.M7:'BlockSize 16Bytes'.M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BlockSize 16Bytes'.L3:'BlockSize 16Bytes'.L7"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 text:id="'BlockSize 16Bytes'.M3:'BlockSize 16Bytes'.M3">1 KB</text:p>
              </table:table-cell>
              <table:table-cell office:value-type="float" office:value="0.839516">
                <text:p text:id="'BlockSize 16Bytes'.C3:'BlockSize 16Bytes'.G3">0.839516</text:p>
              </table:table-cell>
              <table:table-cell office:value-type="float" office:value="0.837043">
                <text:p>0.837043</text:p>
              </table:table-cell>
              <table:table-cell office:value-type="float" office:value="0.837112">
                <text:p>0.837112</text:p>
              </table:table-cell>
              <table:table-cell office:value-type="float" office:value="0.837202">
                <text:p>0.837202</text:p>
              </table:table-cell>
              <table:table-cell office:value-type="float" office:value="0.837301">
                <text:p>0.837301</text:p>
              </table:table-cell>
            </table:table-row>
            <table:table-row>
              <table:table-cell office:value-type="string">
                <text:p text:id="'BlockSize 16Bytes'.M4:'BlockSize 16Bytes'.M4">2 KB</text:p>
              </table:table-cell>
              <table:table-cell office:value-type="float" office:value="0.836626">
                <text:p text:id="'BlockSize 16Bytes'.C4:'BlockSize 16Bytes'.G4"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 text:id="'BlockSize 16Bytes'.M5:'BlockSize 16Bytes'.M5">4 KB</text:p>
              </table:table-cell>
              <table:table-cell office:value-type="float" office:value="0.833487">
                <text:p text:id="'BlockSize 16Bytes'.C5:'BlockSize 16Bytes'.G5"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 text:id="'BlockSize 16Bytes'.M6:'BlockSize 16Bytes'.M6">16 KB</text:p>
              </table:table-cell>
              <table:table-cell office:value-type="float" office:value="0.826267">
                <text:p text:id="'BlockSize 16Bytes'.C6:'BlockSize 16Bytes'.G6"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 text:id="'BlockSize 16Bytes'.M7:'BlockSize 16Bytes'.M7">64 KB</text:p>
              </table:table-cell>
              <table:table-cell office:value-type="float" office:value="0.825731">
                <text:p text:id="'BlockSize 16Bytes'.C7:'BlockSize 16Bytes'.G7"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